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4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16cm" fo:min-width="7.0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66cm" fo:min-width="5.8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6cm" fo:min-width="2.6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4.2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4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7cm" fo:min-width="16.5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74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8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8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57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3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5.9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textarea-vertical-align="middle" draw:auto-grow-height="false" fo:min-height="0.047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47cm" svg:height="1.673cm" svg:x="6.729cm" svg:y="2.248cm">
          <draw:text-box>
            <text:p><text:s text:c="12"/>E-TUTOR</text:p>
            <text:p/>
          </draw:text-box>
        </draw:frame>
        <draw:frame draw:style-name="gr2" draw:text-style-name="P1" draw:layer="layout" svg:width="7.517cm" svg:height="16.666cm" svg:x="1.793cm" svg:y="3.921cm">
          <draw:text-box>
            <text:p><text:span text:style-name="T1">BACKEND: </text:span></text:p>
            <text:p/>
            <text:p><text:span text:style-name="T2">language</text:span><text:span text:style-name="T3">:</text:span> javascript</text:p>
            <text:p><text:span text:style-name="T2">runtime</text:span>: node</text:p>
            <text:p/>
            <text:p><text:span text:style-name="T2">libraries:</text:span></text:p>
            <text:p>-express</text:p>
            <text:p>-nodemon</text:p>
            <text:p>-jsonwebtoken</text:p>
            <text:p>-dotenv</text:p>
            <text:p>-bcrypt</text:p>
            <text:p>-mongoose</text:p>
            <text:p>-mongoose unique valid</text:p>
            <text:p>-cors</text:p>
            <text:p>- express – async -errors</text:p>
            <text:p/>
            <text:p><text:span text:style-name="T3">Testing:</text:span></text:p>
            <text:p><text:span text:style-name="T3">-jest</text:span></text:p>
            <text:p><text:span text:style-name="T3">-supertest</text:span></text:p>
            <text:p/>
            <text:p>-</text:p>
          </draw:text-box>
        </draw:frame>
        <draw:frame draw:style-name="gr3" draw:text-style-name="P1" draw:layer="layout" svg:width="6.323cm" svg:height="15.516cm" svg:x="11.922cm" svg:y="3.921cm">
          <draw:text-box>
            <text:p><text:span text:style-name="T2">FRONTEND</text:span></text:p>
            <text:p><text:span text:style-name="T2"/></text:p>
            <text:p><text:span text:style-name="T2">language: </text:span><text:span text:style-name="T4">js</text:span></text:p>
            <text:p><text:span text:style-name="T2">runtime: </text:span><text:span text:style-name="T4">browser</text:span></text:p>
            <text:p><text:span text:style-name="T2"/></text:p>
            <text:p><text:span text:style-name="T2">libraries: </text:span></text:p>
            <text:p><text:span text:style-name="T4">react</text:span></text:p>
            <text:p><text:span text:style-name="T4">redux</text:span></text:p>
            <text:p><text:span text:style-name="T4">react-router</text:span></text:p>
            <text:p><text:span text:style-name="T4">axios</text:span></text:p>
            <text:p><text:span text:style-name="T4">prop-types</text:span></text:p>
            <text:p><text:span text:style-name="T4">react-redux</text:span></text:p>
            <text:p><text:span text:style-name="T4">redux-thunk</text:span></text:p>
            <text:p><text:span text:style-name="T4">redux-devtool-ext</text:span></text:p>
            <text:p><text:span text:style-name="T4"/></text:p>
            <text:p><text:span text:style-name="T4"/></text:p>
            <text:p><text:span text:style-name="T4"/></text:p>
            <text:p><text:span text:style-name="T2"/></text:p>
          </draw:text-box>
        </draw:frame>
        <draw:frame draw:style-name="gr4" draw:text-style-name="P1" draw:layer="layout" svg:width="3.135cm" svg:height="2.926cm" svg:x="2.27cm" svg:y="20.68cm">
          <draw:text-box>
            <text:p><text:span text:style-name="T2">UTILS:</text:span></text:p>
            <text:p><text:span text:style-name="T4">github</text:span></text:p>
            <text:p><text:span text:style-name="T2"><text:s/></text:span></text:p>
          </draw:text-box>
        </draw:frame>
        <draw:frame draw:style-name="gr5" draw:text-style-name="P1" draw:layer="layout" svg:width="5.967cm" svg:height="1.83cm" svg:x="12.686cm" svg:y="20.939cm">
          <draw:text-box>
            <text:p><text:span text:style-name="T3">DEPLOYMENT:</text:span></text:p>
            <text:p><text:span text:style-name="T5">heroku</text:span></text:p>
          </draw:text-box>
        </draw:frame>
        <draw:frame draw:style-name="gr6" draw:text-style-name="P1" draw:layer="layout" svg:width="4.731cm" svg:height="1.83cm" svg:x="6.534cm" svg:y="20.957cm">
          <draw:text-box>
            <text:p><text:span text:style-name="T3">DATABASE:</text:span></text:p>
            <text:p><text:span text:style-name="T5">mongoDB</text:span></text:p>
          </draw:text-box>
        </draw:frame>
        <draw:frame draw:style-name="gr7" draw:text-style-name="P1" draw:layer="layout" svg:width="9.917cm" svg:height="1.119cm" svg:x="4.545cm" svg:y="22.995cm">
          <draw:text-box>
            <text:p><text:span text:style-name="T3">E2E TESTING - </text:span><text:span text:style-name="T3">CYPRESS</text:span></text:p>
          </draw:text-box>
        </draw:frame>
        <draw:frame draw:style-name="gr8" draw:text-style-name="P1" draw:layer="layout" svg:width="17.071cm" svg:height="5.917cm" svg:x="2.524cm" svg:y="23.783cm">
          <draw:text-box>
            <text:p><text:span text:style-name="T2">ADRESSES:</text:span></text:p>
            <text:p><text:span text:style-name="T6">github</text:span><text:span text:style-name="T4">: </text:span><text:span text:style-name="T4"><text:a xlink:href="https://github.com/krzysztofdymicki/ETUTOR" xlink:type="simple">https://github.com/krzysztofdymicki/ETUTOR</text:a></text:span></text:p>
            <text:p><text:span text:style-name="T6">mongodb_URI</text:span><text:span text:style-name="T4">:</text:span></text:p>
            <text:p><text:span text:style-name="T4"><text:s/></text:span><text:span text:style-name="T4">mongodb+srv://Krzyszto</text:span><text:span text:style-name="T4">fDymicki:&lt;password&gt;</text:span></text:p>
            <text:p><text:span text:style-name="T4">@e-tutor-cluster-</text:span><text:span text:style-name="T4">sqedr.mongodb.net/</text:span><text:span text:style-name="T4">test?retryWrites</text:span></text:p>
            <text:p><text:span text:style-name="T4">=true&amp;w=majority</text:span></text:p>
            <text:p><text:span text:style-name="T4"/></text:p>
          </draw:text-box>
        </draw:frame>
      </draw:page>
      <draw:page draw:name="page2" draw:style-name="dp1" draw:master-page-name="Default">
        <draw:frame draw:style-name="gr1" draw:text-style-name="P1" draw:layer="layout" svg:width="5.447cm" svg:height="1.673cm" svg:x="7.11cm" svg:y="2.248cm">
          <draw:text-box>
            <text:p><text:s text:c="12"/>E-TUTOR</text:p>
            <text:p/>
          </draw:text-box>
        </draw:frame>
        <draw:frame draw:style-name="gr9" draw:text-style-name="P1" draw:layer="layout" svg:width="10.243cm" svg:height="1.195cm" svg:x="1.184cm" svg:y="4.81cm">
          <draw:text-box>
            <text:p><text:span text:style-name="T2">1</text:span><text:span text:style-name="T5"> BACKEND-</text:span><text:span text:style-name="T5">INFRASTRUCTURE</text:span></text:p>
          </draw:text-box>
        </draw:frame>
        <draw:line draw:style-name="gr10" draw:text-style-name="P2" draw:layer="layout" svg:x1="11.033cm" svg:y1="5.318cm" svg:x2="13.827cm" svg:y2="5.318cm">
          <text:p/>
        </draw:line>
        <draw:frame draw:style-name="gr11" draw:text-style-name="P1" draw:layer="layout" svg:width="8.321cm" svg:height="1.195cm" svg:x="13.253cm" svg:y="4.885cm">
          <draw:text-box>
            <text:p><text:span text:style-name="T2"><text:s/></text:span><text:span text:style-name="T2">2 </text:span>DB INFRASTRUCTURE</text:p>
          </draw:text-box>
        </draw:frame>
        <draw:line draw:style-name="gr10" draw:text-style-name="P2" draw:layer="layout" svg:x1="8.874cm" svg:y1="6.461cm" svg:x2="8.874cm" svg:y2="10.398cm">
          <text:p/>
        </draw:line>
        <draw:frame draw:style-name="gr12" draw:text-style-name="P1" draw:layer="layout" svg:width="10.327cm" svg:height="1.276cm" svg:x="5.028cm" svg:y="10.779cm">
          <draw:text-box>
            <text:p><text:span text:style-name="T1">4 </text:span>CONTENT-INFRASTRUCTURE</text:p>
          </draw:text-box>
        </draw:frame>
        <draw:frame draw:style-name="gr13" draw:text-style-name="P1" draw:layer="layout" svg:width="6.073cm" svg:height="1.038cm" svg:x="9.261cm" svg:y="7.731cm">
          <draw:text-box>
            <text:p><text:span text:style-name="T4">3 </text:span><text:span text:style-name="T7">TESTING BACKEND</text:span></text:p>
          </draw:text-box>
        </draw:frame>
        <draw:line draw:style-name="gr10" draw:text-style-name="P2" draw:layer="layout" svg:x1="9.001cm" svg:y1="12.303cm" svg:x2="9.001cm" svg:y2="16.875cm">
          <text:p/>
        </draw:line>
        <draw:frame draw:style-name="gr14" draw:text-style-name="P1" draw:layer="layout" svg:width="10.823cm" svg:height="1.276cm" svg:x="5.064cm" svg:y="17.056cm">
          <draw:text-box>
            <text:p><text:span text:style-name="T1">5 </text:span>FRONTEND-INFRASTRUCTURE</text:p>
          </draw:text-box>
        </draw:frame>
        <draw:line draw:style-name="gr10" draw:text-style-name="P2" draw:layer="layout" svg:x1="9.128cm" svg:y1="18.399cm" svg:x2="9.128cm" svg:y2="22.463cm">
          <text:p/>
        </draw:line>
        <draw:frame draw:style-name="gr15" draw:text-style-name="P1" draw:layer="layout" svg:width="6.433cm" svg:height="1.707cm" svg:x="9.89cm" svg:y="20.05cm">
          <draw:text-box>
            <text:p><text:span text:style-name="T3">6</text:span><text:span text:style-name="T7"> TESTING FRONTEND</text:span></text:p>
            <text:p><text:span text:style-name="T7">+ E2E TESTING</text:span></text:p>
          </draw:text-box>
        </draw:frame>
        <draw:frame draw:style-name="gr16" draw:text-style-name="P1" draw:layer="layout" svg:width="7.775cm" svg:height="1.276cm" svg:x="5.98cm" svg:y="22.971cm">
          <draw:text-box>
            <text:p><text:span text:style-name="T1">7</text:span> DEPLOY ON HEROKU</text:p>
          </draw:text-box>
        </draw:frame>
      </draw:page>
      <draw:page draw:name="page3" draw:style-name="dp1" draw:master-page-name="Default">
        <draw:frame draw:style-name="gr17" draw:text-style-name="P1" draw:layer="layout" svg:width="13.507cm" svg:height="1.195cm" svg:x="3.413cm" svg:y="1.762cm">
          <draw:text-box>
            <text:p><text:span text:style-name="T2">1. BACKEND </text:span><text:span text:style-name="T2">INFRASTRUC</text:span><text:span text:style-name="T2">TURE</text:span></text:p>
          </draw:text-box>
        </draw:frame>
        <draw:frame draw:style-name="gr17" draw:text-style-name="P1" draw:layer="layout" svg:width="6.196cm" svg:height="3.806cm" svg:x="6.842cm" svg:y="4.102cm">
          <draw:text-box>
            <text:p>MODEL FOR USER</text:p>
            <text:p/>
            <text:p><text:s text:c="7"/>SIGNUP</text:p>
            <text:p/>
            <text:p>AUTH + LOGIN</text:p>
          </draw:text-box>
        </draw:frame>
        <draw:custom-shape draw:style-name="gr18" draw:text-style-name="P3" draw:layer="layout" svg:width="1.27cm" svg:height="0.889cm" svg:x="13.319cm" svg:y="4.1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3" draw:layer="layout" svg:width="1.27cm" svg:height="0.889cm" svg:x="12.938cm" svg:y="5.5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0T15:24:14.124030548</meta:creation-date>
    <dc:date>2020-05-25T14:37:36.611156612</dc:date>
    <meta:editing-duration>PT21M1S</meta:editing-duration>
    <meta:editing-cycles>7</meta:editing-cycles>
    <meta:generator>LibreOffice/6.0.7.3$Linux_X86_64 LibreOffice_project/00m0$Build-3</meta:generator>
    <meta:document-statistic meta:object-count="24"/>
  </office:meta>
</office:document-meta>
</file>